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7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877cm" fo:min-width="1.798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fo:min-height="1.736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fo:min-height="2.22cm"/>
      <style:paragraph-properties style:writing-mode="lr-tb"/>
    </style:style>
    <style:style style:name="gr5" style:family="graphic" style:parent-style-name="standard">
      <style:graphic-properties draw:stroke="solid" svg:stroke-width="0.203cm" draw:marker-start-width="0.654cm" draw:marker-end-width="0.654cm" draw:textarea-horizontal-align="center" draw:textarea-vertical-align="middle" fo:padding-top="0.099cm" fo:padding-bottom="0.099cm" fo:padding-left="0.099cm" fo:padding-right="0.099cm"/>
    </style:style>
    <style:style style:name="gr6" style:family="graphic" style:parent-style-name="standard">
      <style:graphic-properties svg:stroke-width="0.102cm" svg:stroke-color="#000000" draw:marker-start="Arrow_20_short" draw:marker-start-width="0.508cm" draw:marker-end-width="0.508cm" draw:textarea-horizontal-align="center" draw:textarea-vertical-align="middle" fo:padding-top="0.051cm" fo:padding-bottom="0.051cm" fo:padding-left="0.051cm" fo:padding-right="0.051cm"/>
    </style:style>
    <style:style style:name="gr7" style:family="graphic" style:parent-style-name="standard">
      <style:graphic-properties draw:stroke="solid" svg:stroke-color="#000000" draw:fill="solid" draw:fill-color="#ffffff" fo:min-height="1.388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fo:min-height="1.53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20pt" fo:font-weight="bold" style:font-size-asian="16pt" style:font-weight-asian="bold" style:font-size-complex="20pt" style:font-weight-complex="bold"/>
    </style:style>
    <style:style style:name="T3" style:family="text">
      <style:text-properties fo:font-size="12pt"/>
    </style:style>
    <style:style style:name="T4" style:family="text">
      <style:text-properties style:font-name="Liberation Seri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DrawObject3">
          <draw:custom-shape draw:name="Forme1_ 2" draw:style-name="gr1" draw:text-style-name="P1" draw:layer="layout" svg:width="0.502cm" svg:height="1.394cm" svg:x="10.374cm" svg:y="4.52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Forme3_ 2" draw:style-name="gr2" draw:text-style-name="P2" draw:layer="layout" svg:width="3.25cm" svg:height="3.007cm" svg:x="9cm" svg:y="1.5cm">
            <text:p text:style-name="P2"><text:span text:style-name="T1">DÉB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Forme9_ 7" draw:style-name="gr3" draw:text-style-name="P4" draw:layer="layout" svg:width="6.88cm" svg:height="1.986cm" svg:x="2.701cm" svg:y="7.28cm">
            <draw:text-box>
              <text:p text:style-name="P3"><text:span text:style-name="T2">1</text:span></text:p>
              <text:p text:style-name="P3"><text:span text:style-name="T3">Travail de planification et rechertche</text:span></text:p>
            </draw:text-box>
          </draw:frame>
          <draw:frame draw:name="Forme9_ 8" draw:style-name="gr4" draw:text-style-name="P4" draw:layer="layout" svg:width="8.75cm" svg:height="2.47cm" svg:x="10cm" svg:y="7.28cm">
            <draw:text-box>
              <text:p text:style-name="P3"><text:span text:style-name="T2">2</text:span></text:p>
              <text:p text:style-name="P3"><text:span text:style-name="T3">Préparation des sessions des observations à l’aide du package </text:span><text:span text:style-name="T1">astroplan</text:span></text:p>
              <text:p text:style-name="P3"><text:span text:style-name="T4">À venir</text:span></text:p>
            </draw:text-box>
          </draw:frame>
          <draw:line draw:name="Forme 2" draw:style-name="gr5" draw:text-style-name="P5" draw:layer="layout" svg:x1="2.754cm" svg:y1="6.023cm" svg:x2="18.947cm" svg:y2="6.023cm">
            <text:p/>
          </draw:line>
          <draw:line draw:name="Forme10_ 7" draw:style-name="gr6" draw:text-style-name="P5" draw:layer="layout" svg:x1="5.585cm" svg:y1="7.307cm" svg:x2="5.585cm" svg:y2="6.023cm">
            <text:p/>
          </draw:line>
          <draw:line draw:name="Forme10_ 8" draw:style-name="gr6" draw:text-style-name="P5" draw:layer="layout" svg:x1="14.369cm" svg:y1="7.281cm" svg:x2="14.369cm" svg:y2="6.023cm">
            <text:p/>
          </draw:line>
          <draw:line draw:name="Forme15_ 2" draw:style-name="gr5" draw:text-style-name="P5" draw:layer="layout" svg:x1="2.754cm" svg:y1="10.128cm" svg:x2="18.947cm" svg:y2="10.128cm">
            <text:p/>
          </draw:line>
          <draw:line draw:name="Forme10_ 9" draw:style-name="gr6" draw:text-style-name="P5" draw:layer="layout" svg:x1="10.968cm" svg:y1="11.412cm" svg:x2="10.968cm" svg:y2="10.128cm">
            <text:p/>
          </draw:line>
          <draw:frame draw:name="Forme9_ 12" draw:style-name="gr7" draw:text-style-name="P4" draw:layer="layout" svg:width="6.88cm" svg:height="1.638cm" svg:x="7.528cm" svg:y="21.106cm">
            <draw:text-box>
              <text:p text:style-name="P3"><text:span text:style-name="T2">6</text:span></text:p>
              <text:p text:style-name="P3"><text:span text:style-name="T3">Travail de publication</text:span></text:p>
            </draw:text-box>
          </draw:frame>
          <draw:line draw:name="Forme10_ 10" draw:style-name="gr6" draw:text-style-name="P5" draw:layer="layout" svg:x1="10.968cm" svg:y1="14.617cm" svg:x2="10.968cm" svg:y2="13.333cm">
            <text:p/>
          </draw:line>
          <draw:line draw:name="Forme10_ 11" draw:style-name="gr6" draw:text-style-name="P5" draw:layer="layout" svg:x1="10.968cm" svg:y1="17.86cm" svg:x2="10.968cm" svg:y2="16.576cm">
            <text:p/>
          </draw:line>
          <draw:line draw:name="Forme10_ 12" draw:style-name="gr6" draw:text-style-name="P5" draw:layer="layout" svg:x1="10.968cm" svg:y1="21.072cm" svg:x2="10.968cm" svg:y2="19.788cm">
            <text:p/>
          </draw:line>
          <draw:frame draw:name="Forme9_ 9" draw:style-name="gr8" draw:text-style-name="P4" draw:layer="layout" svg:width="6.88cm" svg:height="1.789cm" svg:x="7.528cm" svg:y="11.445cm">
            <draw:text-box>
              <text:p text:style-name="P3"><text:span text:style-name="T2">3</text:span></text:p>
              <text:p text:style-name="P3"><text:span text:style-name="T3">Travail d’acquisition des données</text:span></text:p>
            </draw:text-box>
          </draw:frame>
          <draw:frame draw:name="Forme9_ 10" draw:style-name="gr8" draw:text-style-name="P4" draw:layer="layout" svg:width="6.88cm" svg:height="1.789cm" svg:x="7.528cm" svg:y="14.688cm">
            <draw:text-box>
              <text:p text:style-name="P3"><text:span text:style-name="T2">4</text:span></text:p>
              <text:p text:style-name="P3"><text:span text:style-name="T3">Travail de pré-réduction</text:span></text:p>
            </draw:text-box>
          </draw:frame>
          <draw:frame draw:name="Forme9_ 11" draw:style-name="gr8" draw:text-style-name="P4" draw:layer="layout" svg:width="6.88cm" svg:height="1.789cm" svg:x="7.528cm" svg:y="17.899cm">
            <draw:text-box>
              <text:p text:style-name="P3"><text:span text:style-name="T2">5</text:span></text:p>
              <text:p text:style-name="P3"><text:span text:style-name="T3">Travail de post-réduc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9T17:40:53.378000000</meta:creation-date>
    <dc:date>2022-12-19T11:34:37.184000000</dc:date>
    <meta:editing-duration>PT9M45S</meta:editing-duration>
    <meta:editing-cycles>8</meta:editing-cycles>
    <meta:generator>LibreOffice/7.4.1.2$Windows_X86_64 LibreOffice_project/3c58a8f3a960df8bc8fd77b461821e42c061c5f0</meta:generator>
    <meta:document-statistic meta:object-count="17"/>
  </office:meta>
</office:document-meta>
</file>